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xiliaryCacheAttributes.setCach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setEventQueuePool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setEventQueueType( String que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AuxiliaryCacheAttributes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EventQueue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xiliaryCacheAttributes.getEventQue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